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5000001BD1ECDDFCA97DCEA07.png" manifest:media-type="image/png"/>
  <manifest:file-entry manifest:full-path="Pictures/1000020100000312000001BD195E786560BDF2CC.png" manifest:media-type="image/png"/>
  <manifest:file-entry manifest:full-path="Pictures/1000020100000313000001BD54ECC50874B0AA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624cm" draw:z-index="0"><draw:image xlink:href="Pictures/1000020100000312000001BD195E786560BDF2CC.png" xlink:type="simple" xlink:show="embed" xlink:actuate="onLoad" loext:mime-type="image/x-vclgraphic"/></draw:frame></text:p>
      <text:p text:style-name="Standard"/>
      <text:p text:style-name="Standard"><draw:frame draw:style-name="fr1" draw:name="Image2" text:anchor-type="paragraph" svg:width="17cm" svg:height="9.611cm" draw:z-index="1"><draw:image xlink:href="Pictures/1000020100000313000001BD54ECC50874B0AA3A.png" xlink:type="simple" xlink:show="embed" xlink:actuate="onLoad" loext:mime-type="image/x-vclgraphic"/></draw:frame></text:p>
      <text:p text:style-name="Standard"/>
      <text:p text:style-name="Standard"><draw:frame draw:style-name="fr2" draw:name="Image3" text:anchor-type="paragraph" svg:width="17cm" svg:height="9.587cm" draw:z-index="2"><draw:image xlink:href="Pictures/1000020100000315000001BD1ECDDFCA97DCEA07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6:15:09.822194430</meta:creation-date>
    <dc:date>2020-02-26T16:16:14.373266482</dc:date>
    <meta:editing-duration>PT1M5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